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353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solid" svg:stroke-width="0cm" svg:stroke-color="#000000" draw:fill="none" draw:textarea-vertical-align="top" draw:auto-grow-height="true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fo:padding-top="0.125cm" fo:padding-bottom="0.125cm" fo:padding-left="0.127cm" fo:padding-right="0.127cm" fo:wrap-option="no-wrap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1.203cm" fo:min-width="0.239cm" fo:padding-top="0.125cm" fo:padding-bottom="0.125cm" fo:padding-left="0.127cm" fo:padding-right="0.127cm" fo:wrap-option="no-wrap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.322cm" fo:min-width="0.239cm" fo:padding-top="0.125cm" fo:padding-bottom="0.125cm" fo:padding-left="0.127cm" fo:padding-right="0.127cm" fo:wrap-option="no-wrap"/>
    </style:style>
    <style:style style:name="gr7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246cm" fo:padding-top="0.125cm" fo:padding-bottom="0.125cm" fo:padding-left="0.127cm" fo:padding-right="0.127cm" fo:wrap-option="wrap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953cm" fo:padding-top="0.125cm" fo:padding-bottom="0.125cm" fo:padding-left="0.127cm" fo:padding-right="0.127cm" fo:wrap-option="wrap"/>
    </style:style>
    <style:style style:name="gr10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.508cm" fo:min-width="0.239cm" fo:padding-top="0.125cm" fo:padding-bottom="0.125cm" fo:padding-left="0.127cm" fo:padding-right="0.127cm" fo:wrap-option="no-wrap"/>
    </style:style>
    <style:style style:name="gr11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8pt" fo:hyphenate="false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T2" style:family="text">
      <style:text-properties fo:color="#000000" style:text-line-through-style="none" fo:font-family="Helvetica" fo:font-size="7pt" fo:letter-spacing="normal" fo:font-style="normal" style:text-underline-style="none" fo:font-weight="normal" style:font-family-asian="Helvetica" style:font-size-asian="7pt" style:font-style-asian="normal" style:font-weight-asian="normal" style:font-family-complex="Helvetica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Shape 112" draw:style-name="gr1" draw:text-style-name="P3" draw:layer="layout" svg:width="9.671cm" svg:height="4.603cm" svg:x="5.529cm" svg:y="7.4cm">
          <text:p text:style-name="P1"><text:span text:style-name="T1">Players</text:span></text:p>
          <text:p text:style-name="P2"><text:span text:style-name="T1"/></text:p>
          <text:p text:style-name="P2"><text:span text:style-name="T1">playerTurn:int</text:span></text:p>
          <text:p text:style-name="P2"><text:span text:style-name="T1"/></text:p>
          <text:p text:style-name="P2"><text:span text:style-name="T1">setNextPlayer(player:Player)</text:span></text:p>
          <text:p text:style-name="P2"><text:span text:style-name="T1">setNextPlayerWithId(player:Player,playerId:int)</text:span></text:p>
          <text:p text:style-name="P2"><text:span text:style-name="T1">getCurrentPlayer(player:Player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name="Shape 113" draw:style-name="gr2" draw:text-style-name="P4" draw:layer="layout" svg:width="3.663cm" svg:height="0.758cm" svg:x="10.868cm" svg:y="13.974cm">
          <text:p text:style-name="P1"><text:span text:style-name="T1">PlayersHalf</text:span></text:p>
          <draw:enhanced-geometry svg:viewBox="0 0 21600 21600" draw:type="rectangle" draw:enhanced-path="M 0 0 L 21600 0 21600 21600 0 21600 0 0 Z N"/>
        </draw:custom-shape>
        <draw:custom-shape draw:name="Shape 114" draw:style-name="gr2" draw:text-style-name="P4" draw:layer="layout" svg:width="6.074cm" svg:height="4.603cm" svg:x="16.942cm" svg:y="13.304cm">
          <text:p text:style-name="P1"><text:span text:style-name="T1">House</text:span></text:p>
          <text:p text:style-name="P5"><text:span text:style-name="T2"/></text:p>
          <text:p text:style-name="P2"><text:span text:style-name="T1">id:int</text:span></text:p>
          <text:p text:style-name="P2"><text:span text:style-name="T1">seedCount:int</text:span></text:p>
          <text:p text:style-name="P2"><text:span text:style-name="T1"/></text:p>
          <text:p text:style-name="P2"><text:span text:style-name="T1">incSeedCount(amount:int)</text:span></text:p>
          <text:p text:style-name="P2"><text:span text:style-name="T1">getSeedCount()</text:span></text:p>
          <text:p text:style-name="P2"><text:span text:style-name="T1">setSeedCount(amount:int)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name="Shape 115" draw:style-name="gr2" draw:text-style-name="P4" draw:layer="layout" svg:width="6.342cm" svg:height="2.068cm" svg:x="7.4cm" svg:y="2.932cm">
          <text:p text:style-name="P1"><text:span text:style-name="T1">MancalaGame</text:span></text:p>
          <text:p text:style-name="P5"><text:span text:style-name="T2"/></text:p>
          <text:p text:style-name="P2"><text:span text:style-name="T1">playerOnTurn:string</text:span></text:p>
          <text:p text:style-name="P2"><text:span text:style-name="T1">resetGame ()</text:span></text:p>
          <draw:enhanced-geometry svg:viewBox="0 0 21600 21600" draw:type="rectangle" draw:enhanced-path="M 0 0 L 21600 0 21600 21600 0 21600 0 0 Z N"/>
        </draw:custom-shape>
        <draw:line draw:name="Shape 116" draw:style-name="gr3" draw:text-style-name="P6" draw:layer="layout" svg:x1="10.2cm" svg:y1="7.298cm" svg:x2="10.2cm" svg:y2="5cm">
          <text:p/>
        </draw:line>
        <draw:custom-shape draw:name="Shape 119" draw:style-name="gr4" draw:text-style-name="P4" draw:layer="layout" svg:width="0.493cm" svg:height="0.758cm" svg:x="10.307cm" svg:y="5.04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0" draw:style-name="gr5" draw:text-style-name="P3" draw:layer="layout" svg:width="0.493cm" svg:height="1.453cm" svg:x="10.307cm" svg:y="6.6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1" draw:style-name="gr3" draw:text-style-name="P6" draw:layer="layout" svg:x1="12.7cm" svg:y1="13.959cm" svg:x2="12.7cm" svg:y2="12.214cm">
          <text:p/>
        </draw:line>
        <draw:custom-shape draw:name="Shape 122" draw:style-name="gr6" draw:text-style-name="P3" draw:layer="layout" svg:width="0.493cm" svg:height="0.758cm" svg:x="12.822cm" svg:y="13.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3" draw:style-name="gr4" draw:text-style-name="P4" draw:layer="layout" svg:width="0.493cm" svg:height="0.758cm" svg:x="12.822cm" svg:y="12.256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4" draw:style-name="gr3" draw:text-style-name="P6" draw:layer="layout" svg:x1="16.957cm" svg:y1="14.361cm" svg:x2="14.534cm" svg:y2="14.361cm">
          <text:p/>
        </draw:line>
        <draw:custom-shape draw:name="Shape 125" draw:style-name="gr4" draw:text-style-name="P4" draw:layer="layout" svg:width="0.493cm" svg:height="0.758cm" svg:x="14.58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6" draw:style-name="gr4" draw:text-style-name="P4" draw:layer="layout" svg:width="0.493cm" svg:height="0.758cm" svg:x="16.385cm" svg:y="14.323cm">
          <text:p text:style-name="P5"><text:span text:style-name="T1">6</text:span></text:p>
          <draw:enhanced-geometry svg:viewBox="0 0 21600 21600" draw:type="rectangle" draw:enhanced-path="M 0 0 L 21600 0 21600 21600 0 21600 0 0 Z N"/>
        </draw:custom-shape>
        <draw:line draw:name="Shape 127" draw:style-name="gr3" draw:text-style-name="P6" draw:layer="layout" svg:x1="23.016cm" svg:y1="14cm" svg:x2="16.939cm" svg:y2="14cm">
          <text:p/>
        </draw:line>
        <draw:line draw:name="Shape 128" draw:style-name="gr3" draw:text-style-name="P6" draw:layer="layout" svg:x1="10.887cm" svg:y1="14.361cm" svg:x2="8.465cm" svg:y2="14.361cm">
          <text:p/>
        </draw:line>
        <draw:custom-shape draw:name="Shape 129" draw:style-name="gr4" draw:text-style-name="P4" draw:layer="layout" svg:width="0.493cm" svg:height="0.758cm" svg:x="8.5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0" draw:style-name="gr4" draw:text-style-name="P4" draw:layer="layout" svg:width="0.493cm" svg:height="0.758cm" svg:x="10.3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1" draw:style-name="gr7" draw:text-style-name="P7" draw:layer="layout" svg:width="6.074cm" svg:height="4.603cm" svg:x="2.383cm" svg:y="13.304cm">
          <text:p text:style-name="P1"><text:span text:style-name="T1">Kalaha</text:span></text:p>
          <text:p text:style-name="P5"><text:span text:style-name="T2"/></text:p>
          <text:p text:style-name="P2"><text:span text:style-name="T1">id:int</text:span></text:p>
          <text:p text:style-name="P2"><text:span text:style-name="T1">SeedCount:int</text:span></text:p>
          <text:p text:style-name="P2"><text:span text:style-name="T1"/></text:p>
          <text:p text:style-name="P2"><text:span text:style-name="T1">incSeedCount(amount:int)</text:span></text:p>
          <text:p text:style-name="P2"><text:span text:style-name="T1">getSeedCount()</text:span></text:p>
          <text:p text:style-name="P2"><text:span text:style-name="T1">setSeedCount(amount:int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name="Shape 132" draw:style-name="gr3" draw:text-style-name="P6" draw:layer="layout" svg:x1="8.46cm" svg:y1="14cm" svg:x2="2.383cm" svg:y2="14cm">
          <text:p/>
        </draw:line>
        <draw:line draw:style-name="gr8" draw:text-style-name="P8" draw:layer="layout" svg:x1="16.942cm" svg:y1="15.6cm" svg:x2="23.016cm" svg:y2="15.6cm">
          <text:p/>
        </draw:line>
        <draw:line draw:style-name="gr8" draw:text-style-name="P8" draw:layer="layout" svg:x1="2.383cm" svg:y1="15.6cm" svg:x2="8.457cm" svg:y2="15.6cm">
          <text:p/>
        </draw:line>
        <draw:line draw:style-name="gr8" draw:text-style-name="P8" draw:layer="layout" svg:x1="7.4cm" svg:y1="3.8cm" svg:x2="13.742cm" svg:y2="3.8cm">
          <text:p/>
        </draw:line>
        <draw:line draw:style-name="gr8" draw:text-style-name="P8" draw:layer="layout" svg:x1="5.529cm" svg:y1="8.2cm" svg:x2="15.2cm" svg:y2="8.2cm">
          <text:p/>
        </draw:line>
        <draw:line draw:style-name="gr8" draw:text-style-name="P8" draw:layer="layout" svg:x1="5.529cm" svg:y1="9.2cm" svg:x2="15.2cm" svg:y2="9.2cm">
          <text:p/>
        </draw:line>
        <draw:custom-shape draw:name="Shape 114" draw:style-name="gr9" draw:text-style-name="P7" draw:layer="layout" svg:width="6.074cm" svg:height="5.203cm" svg:x="16.926cm" svg:y="7.4cm">
          <text:p text:style-name="P1"><text:span text:style-name="T1">Player</text:span></text:p>
          <text:p text:style-name="P5"><text:span text:style-name="T2"/></text:p>
          <text:p text:style-name="P2"><text:span text:style-name="T1">name:string</text:span></text:p>
          <text:p text:style-name="P2"><text:span text:style-name="T1">winCount:int</text:span></text:p>
          <text:p text:style-name="P2"><text:span text:style-name="T1"/></text:p>
          <text:p text:style-name="P2"><text:span text:style-name="T1">increaseWinCount()</text:span></text:p>
          <text:p text:style-name="P2"><text:span text:style-name="T1">resetWinCount()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6.926cm" svg:y1="8.2cm" svg:x2="23cm" svg:y2="8.2cm">
          <text:p/>
        </draw:line>
        <draw:line draw:style-name="gr8" draw:text-style-name="P8" draw:layer="layout" svg:x1="16.926cm" svg:y1="9.6cm" svg:x2="23cm" svg:y2="9.6cm">
          <text:p/>
        </draw:line>
        <draw:line draw:style-name="gr8" draw:text-style-name="P8" draw:layer="layout" svg:x1="15.8cm" svg:y1="9.6cm" svg:x2="16.926cm" svg:y2="9.6cm">
          <text:p/>
        </draw:line>
        <draw:custom-shape draw:name="Shape 122" draw:style-name="gr10" draw:text-style-name="P3" draw:layer="layout" svg:width="0.493cm" svg:height="0.758cm" svg:x="16.4cm" svg:y="8.842cm">
          <text:p text:style-name="P5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cm" svg:height="0.4cm" svg:x="15.2cm" svg:y="9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Calibri" style:font-size-asian="32pt" style:font-style-asian="normal" style:font-weight-asian="normal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Calibri" style:font-size-asian="18pt" style:font-style-asian="normal" style:font-weight-asian="normal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.035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.035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47cm" fo:margin-bottom="0cm" fo:line-height="100%" fo:text-align="start" fo:text-indent="0cm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Calibri" style:font-size-asian="44pt" style:font-style-asian="normal" style:font-weight-asian="normal" style:font-family-complex="Calibri" style:font-size-complex="44pt" style:font-style-complex="normal" style:font-weight-complex="normal"/>
    </style:style>
    <style:style style:name="MT2" style:family="text">
      <style:text-properties fo:color="#888888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MT3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Shape 1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text</text:span></text:p>
        </draw:text-box>
      </draw:frame>
      <draw:frame draw:name="Shape 12" presentation:style-name="Mpr2" draw:text-style-name="MP4" draw:layer="backgroundobjects" svg:width="17.779cm" svg:height="4.867cm" svg:x="3.81cm" svg:y="10.795cm" presentation:class="outline" presentation:user-transformed="true">
        <draw:text-box>
          <text:list text:style-name="ML3">
            <text:list-item>
              <text:p text:style-name="MP5"><text:span text:style-name="MT2">Klicken Sie, um die Formate des Gliederungstextes zu bearbeiten</text:span></text:p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  <text:list>
                                    <text:list-item>
                                      <text:p text:style-name="MP5"><text:span text:style-name="MT2">Siebente Gliederungsebene</text:span></text:p>
                                      <text:list>
                                        <text:list-item>
                                          <text:p text:style-name="MP5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eunte GliederungsebeneTextebene 1</text:span></text:p>
          <text:p><text:span text:style-name="MT2">Textebene 2</text:span></text:p>
          <text:p><text:span text:style-name="MT2">Textebene 3</text:span></text:p>
          <text:p><text:span text:style-name="MT2">Textebene 4</text:span></text:p>
          <text:p><text:span text:style-name="MT2">Textebene 5</text:span></text:p>
        </draw:text-box>
      </draw:frame>
      <draw:frame draw:name="Shape 13" presentation:style-name="Mpr3" draw:text-style-name="MP8" draw:layer="backgroundobjects" svg:width="0.732cm" svg:height="0.747cm" svg:x="23.397cm" svg:y="17.7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09T12:06:15</dc:date>
    <meta:generator>OpenOffice.org/3.4.1$Unix OpenOffice.org_project/341m1$Build-9593</meta:generator>
    <meta:editing-duration>PT36M</meta:editing-duration>
    <meta:editing-cycles>1</meta:editing-cycles>
    <meta:document-statistic meta:object-count="51"/>
  </office:meta>
</office:document-meta>
</file>